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Arial Black" svg:font-family="'Arial Black'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byssinica SIL" style:text-underline-style="solid" style:text-underline-width="auto" style:text-underline-color="font-color"/>
    </style:style>
    <style:style style:name="P2" style:family="paragraph" style:parent-style-name="Text_20_body">
      <style:text-properties style:font-name="Abyssinica SIL" style:text-underline-style="none" officeooo:rsid="001ac07c" officeooo:paragraph-rsid="001ac07c"/>
    </style:style>
    <style:style style:name="P3" style:family="paragraph" style:parent-style-name="Title">
      <style:text-properties style:font-name="Abyssinica SIL" style:text-underline-style="solid" style:text-underline-width="auto" style:text-underline-color="font-color"/>
    </style:style>
    <style:style style:name="P4" style:family="paragraph" style:parent-style-name="Header">
      <style:paragraph-properties fo:text-align="end" style:justify-single-word="false"/>
      <style:text-properties style:font-name="Century Schoolbook L" officeooo:rsid="001ac07c" officeooo:paragraph-rsid="001ac0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JO DE JUNIT</text:p>
      <text:p text:style-name="P1"/>
      <text:p text:style-name="P1"/>
      <text:p text:style-name="P2">¿Que es un test unitario?</text:p>
      <text:p text:style-name="P2">¿Que es Junit?</text:p>
      <text:p text:style-name="P2">Utilizar Junit en Eclipce</text:p>
      <text:p text:style-name="P2">@Test</text:p>
      <text:p text:style-name="P2">@Before </text:p>
      <text:p text:style-name="P2">@After</text:p>
      <text:p text:style-name="P2">@BeforeClass y @AfterClass</text:p>
      <text:p text:style-name="P2">@TestTimeOut</text:p>
      <text:p text:style-name="P2">@Parameters y @RunWith</text:p>
      <text:p text:style-name="P2">@SuiteClass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Arial Black" svg:font-family="'Arial Black'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entury Schoolbook L" officeooo:rsid="001ac07c" officeooo:paragraph-rsid="001ac0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amon</text:p>
        <text:p text:style-name="MP1">JUni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6:20:56.966981259</meta:creation-date>
    <dc:date>2016-05-18T16:34:57.273134792</dc:date>
    <meta:editing-duration>P0D</meta:editing-duration>
    <meta:editing-cycles>1</meta:editing-cycles>
    <meta:document-statistic meta:table-count="0" meta:image-count="0" meta:object-count="0" meta:page-count="2" meta:paragraph-count="13" meta:word-count="28" meta:character-count="182" meta:non-whitespace-character-count="166"/>
    <meta:generator>LibreOffice/4.2.8.2$Linux_X86_64 LibreOffice_project/420m0$Build-2</meta:generator>
  </office:meta>
</office:document-meta>
</file>